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4"/>
          <table:table-cell office:value-type="string" calcext:value-type="string">
            <text:p>start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4"/>
          <table:table-cell office:value-type="string" calcext:value-type="string">
            <text:p>fireball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[CENTER]</text:p>
          </table:table-cell>
          <table:table-cell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5"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6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table:number-columns-repeated="2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5"/>
          <table:table-cell office:value-type="string" calcext:value-type="string">
            <text:p>blazing_infern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bomb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row_flames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table:number-columns-repeated="2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5"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table:number-columns-repeated="2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crit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crit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weapon_damage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spell_fire_damage</text:p>
          </table:table-cell>
          <table:table-cell table:number-columns-repeated="3"/>
          <table:table-cell office:value-type="string" calcext:value-type="string">
            <text:p>fire_weapon_damage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  <table:table-cell office:value-type="string" calcext:value-type="string">
            <text:p>o</text:p>
          </table:table-cell>
          <table:table-cell office:value-type="string" calcext:value-type="string">
            <text:p>volcano</text:p>
          </table:table-cell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 style:data-style-name="N2" text:time-value="13:02:27.0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09-05T13:28:48.985000000</dc:date>
    <meta:editing-duration>PT30M43S</meta:editing-duration>
    <meta:editing-cycles>5</meta:editing-cycles>
    <meta:generator>Trio_Office/6.2.8.2$Windows_x86 LibreOffice_project/</meta:generator>
    <meta:document-statistic meta:table-count="1" meta:cell-count="288" meta:object-count="0"/>
  </office:meta>
</office:document-meta>
</file>